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books Java Coding Standards Meeting Action Tracker</text:p>
      <text:p text:style-name="Standard"/>
      <text:p text:style-name="P1">Tracker Review/Update Date: <text:span text:style-name="T5">05/04/2013</text:span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Java Coding Standards.</text:span></text:p>
      <text:p text:style-name="P1"><text:span text:style-name="T5"><text:tab/></text:span>Meeting Date<text:span text:style-name="T5"><text:tab/> </text:span>:<text:span text:style-name="T5"> 01/04/2013</text:span></text:p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3">Action Item</text:p>
          </table:table-cell>
          <table:table-cell table:style-name="Table16.A1" office:value-type="string">
            <text:p text:style-name="P3">Owner </text:p>
          </table:table-cell>
          <table:table-cell table:style-name="Table16.A1" office:value-type="string">
            <text:p text:style-name="P3">Target Date</text:p>
          </table:table-cell>
          <table:table-cell table:style-name="Table16.A1" office:value-type="string">
            <text:p text:style-name="P3">Status</text:p>
          </table:table-cell>
          <table:table-cell table:style-name="Table16.E1" office:value-type="string">
            <text:p text:style-name="P3">Remarks</text:p>
          </table:table-cell>
        </table:table-row>
        <table:table-row>
          <table:table-cell table:style-name="Table16.A2" office:value-type="string">
            <text:list xml:id="list20321659271" text:style-name="L1">
              <text:list-header>
                <text:p text:style-name="P5">Vbooks Java Coding Standards</text:p>
                <text:p text:style-name="P5"/>
              </text:list-header>
            </text:list>
          </table:table-cell>
          <table:table-cell table:style-name="Table16.A2" office:value-type="string">
            <text:p text:style-name="Standard">Sateesh T</text:p>
          </table:table-cell>
          <table:table-cell table:style-name="Table16.A2" office:value-type="string">
            <text:p text:style-name="P2">05/04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7T12:57:17</dc:date>
    <dc:creator>jaipal </dc:creator>
    <meta:editing-duration>PT1H58M5S</meta:editing-duration>
    <meta:editing-cycles>129</meta:editing-cycles>
    <meta:document-statistic meta:table-count="1" meta:image-count="1" meta:object-count="0" meta:page-count="1" meta:paragraph-count="17" meta:word-count="50" meta:character-count="360" meta:non-whitespace-character-count="311"/>
  </office:meta>
</office:document-meta>
</file>